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3" style:family="table">
      <style:table-properties style:width="16.801cm" fo:break-before="page" table:align="margins" style:writing-mode="lr-tb"/>
    </style:style>
    <style:style style:name="Tabela3.A" style:family="table-column">
      <style:table-column-properties style:column-width="8.4cm" style:rel-column-width="32767*"/>
    </style:style>
    <style:style style:name="Tabela3.B" style:family="table-column">
      <style:table-column-properties style:column-width="8.401cm" style:rel-column-width="32768*"/>
    </style:style>
    <style:style style:name="Tabela3.A1" style:family="table-cell">
      <style:table-cell-properties fo:padding="0cm" fo:border="none"/>
    </style:style>
    <style:style style:name="P1" style:family="paragraph" style:parent-style-name="No_20_Spacing">
      <style:paragraph-properties fo:margin-top="0cm" fo:margin-bottom="0cm" loext:contextual-spacing="false" fo:line-height="100%"/>
    </style:style>
    <style:style style:name="P2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4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font-size="10pt" officeooo:rsid="002bc9d9" officeooo:paragraph-rsid="002bc9d9" style:font-size-asian="10pt" style:font-size-complex="10pt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2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style:font-name="Calibri1" fo:font-size="9pt" officeooo:paragraph-rsid="001f6532" style:font-size-asian="9pt" style:font-name-complex="Century Gothic" style:font-size-complex="9pt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2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font-size="9pt" fo:font-weight="bold" officeooo:rsid="003359bd" officeooo:paragraph-rsid="003359bd" style:font-size-asian="9pt" style:font-weight-asian="bold" style:font-size-complex="9pt"/>
    </style:style>
    <style:style style:name="P24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9pt" fo:font-style="italic" fo:font-weight="bold" officeooo:rsid="00266184" officeooo:paragraph-rsid="00266184" style:font-size-asian="9pt" style:font-style-asian="italic" style:font-weight-asian="bold" style:font-size-complex="9pt" style:font-weight-complex="bold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font-size="9pt" fo:font-style="italic" fo:font-weight="bold" officeooo:rsid="003359bd" officeooo:paragraph-rsid="003359bd" style:font-size-asian="9pt" style:font-style-asian="italic" style:font-weight-asian="bold" style:font-size-complex="9pt" style:font-style-complex="italic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3359bd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9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30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1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2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942bc2" officeooo:paragraph-rsid="009dcbe7" style:font-name-asian="Noto Sans CJK KR Regular" style:font-size-asian="9pt" style:font-weight-asian="bold" style:font-name-complex="Noto Sans CJK KR Regular" style:font-size-complex="9pt" style:font-weight-complex="bold"/>
    </style:style>
    <style:style style:name="P33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4" style:family="paragraph" style:parent-style-name="No_20_Spacing">
      <style:text-properties fo:font-size="9pt" style:font-size-asian="9pt" style:font-size-complex="9pt"/>
    </style:style>
    <style:style style:name="P35" style:family="paragraph" style:parent-style-name="No_20_Spacing">
      <style:text-properties fo:font-size="9pt" officeooo:rsid="00634f7a" officeooo:paragraph-rsid="00634f7a" style:font-size-asian="9pt" style:font-size-complex="9pt"/>
    </style:style>
    <style:style style:name="P36" style:family="paragraph" style:parent-style-name="No_20_Spacing">
      <style:text-properties fo:font-size="9pt" officeooo:paragraph-rsid="004a5779" style:font-size-asian="9pt" style:font-size-complex="9pt"/>
    </style:style>
    <style:style style:name="P37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8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3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40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1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2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90248e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e73e9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5c21e5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0ae27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aed5" officeooo:paragraph-rsid="003faed5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04d5" officeooo:paragraph-rsid="003f04d5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a23b0" officeooo:paragraph-rsid="003a23b0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266184" officeooo:paragraph-rsid="00266184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a74795" officeooo:paragraph-rsid="00a7a4ac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fo:font-size="9pt" officeooo:paragraph-rsid="00266184" style:font-size-asian="9pt" style:font-size-complex="9pt"/>
    </style:style>
    <style:style style:name="P52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paragraph-rsid="002bc9d9" style:font-size-asian="9pt" style:font-size-complex="9pt"/>
    </style:style>
    <style:style style:name="P53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rsid="00285e68" officeooo:paragraph-rsid="00285e68" style:font-size-asian="9pt" style:font-size-complex="9pt"/>
    </style:style>
    <style:style style:name="P54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dcbe7" style:font-size-asian="9pt" style:font-size-complex="9pt"/>
    </style:style>
    <style:style style:name="P55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f6d57" style:font-size-asian="9pt" style:font-size-complex="9pt"/>
    </style:style>
    <style:style style:name="P56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0d0ae" style:font-size-asian="9pt" style:font-size-complex="9pt"/>
    </style:style>
    <style:style style:name="P57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2ca2b" style:font-size-asian="9pt" style:font-size-complex="9pt"/>
    </style:style>
    <style:style style:name="P58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3be3d" style:font-size-asian="9pt" style:font-size-complex="9pt"/>
    </style:style>
    <style:style style:name="P59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867e0" style:font-size-asian="9pt" style:font-size-complex="9pt"/>
    </style:style>
    <style:style style:name="P60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d1496" style:font-size-asian="9pt" style:font-size-complex="9pt"/>
    </style:style>
    <style:style style:name="P61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a47e4b" officeooo:paragraph-rsid="00a47e4b" style:font-size-asian="9pt" style:font-size-complex="9pt"/>
    </style:style>
    <style:style style:name="P62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a47e4b" officeooo:paragraph-rsid="00a867e0" style:font-size-asian="9pt" style:font-size-complex="9pt"/>
    </style:style>
    <style:style style:name="P63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fo:font-weight="bold" officeooo:rsid="00830924" officeooo:paragraph-rsid="009f0af9" style:font-name-asian="Noto Sans CJK KR Regular" style:font-size-asian="9pt" style:font-weight-asian="bold" style:font-name-complex="Noto Sans CJK KR Regular" style:font-size-complex="9pt" style:font-weight-complex="bold"/>
    </style:style>
    <style:style style:name="P64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fo:font-weight="bold" officeooo:rsid="00830924" officeooo:paragraph-rsid="00a3be3d" style:font-name-asian="Noto Sans CJK KR Regular" style:font-size-asian="9pt" style:font-weight-asian="bold" style:font-name-complex="Noto Sans CJK KR Regular" style:font-size-complex="9pt" style:font-weight-complex="bold"/>
    </style:style>
    <style:style style:name="P65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fo:font-weight="bold" officeooo:rsid="00830924" officeooo:paragraph-rsid="00a867e0" style:font-name-asian="Noto Sans CJK KR Regular" style:font-size-asian="9pt" style:font-weight-asian="bold" style:font-name-complex="Noto Sans CJK KR Regular" style:font-size-complex="9pt" style:font-weight-complex="bold"/>
    </style:style>
    <style:style style:name="P66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dcbe7" style:font-size-asian="9pt" style:font-size-complex="9pt"/>
    </style:style>
    <style:style style:name="P67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a867e0" style:font-size-asian="9pt" style:font-size-complex="9pt"/>
    </style:style>
    <style:style style:name="P68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a867e0" style:font-name-asian="Noto Sans CJK KR Regular" style:font-size-asian="9pt" style:font-name-complex="Noto Sans CJK KR Regular" style:font-size-complex="9pt"/>
    </style:style>
    <style:style style:name="P69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style:font-size-asian="9pt" style:font-size-complex="9pt"/>
    </style:style>
    <style:style style:name="P70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fo:font-weight="bold" officeooo:rsid="0022f94d" style:font-size-asian="9pt" style:font-weight-asian="bold" style:font-size-complex="9pt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634f7a" style:font-size-asian="10pt" style:font-style-asian="italic"/>
    </style:style>
    <style:style style:name="T3" style:family="text">
      <style:text-properties fo:font-size="10pt" fo:font-style="italic" fo:font-weight="bold" style:font-size-asian="10pt" style:font-style-asian="italic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4f670e" style:font-size-asian="1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1f18e" style:font-style-asian="italic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officeooo:rsid="00266184" style:font-style-asian="italic" style:font-weight-asian="bold" style:font-weight-complex="bold"/>
    </style:style>
    <style:style style:name="T10" style:family="text">
      <style:text-properties fo:font-style="italic" fo:font-weight="bold" officeooo:rsid="00696b1e" style:font-style-asian="italic" style:font-weight-asian="bold" style:font-weight-complex="bold"/>
    </style:style>
    <style:style style:name="T11" style:family="text">
      <style:text-properties fo:font-style="italic" fo:font-weight="bold" officeooo:rsid="007c85b2" style:font-style-asian="italic" style:font-weight-asian="bold" style:font-weight-complex="bold"/>
    </style:style>
    <style:style style:name="T12" style:family="text">
      <style:text-properties fo:font-style="italic" fo:font-weight="bold" officeooo:rsid="002c8b31" style:font-style-asian="italic" style:font-weight-asian="bold" style:font-weight-complex="bold"/>
    </style:style>
    <style:style style:name="T13" style:family="text">
      <style:text-properties fo:font-style="italic" fo:font-weight="bold" officeooo:rsid="002bc9d9" style:font-style-asian="italic" style:font-weight-asian="bold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/>
    </style:style>
    <style:style style:name="T16" style:family="text">
      <style:text-properties style:font-name="Calibri1" fo:font-size="9pt" fo:font-weight="normal" officeooo:rsid="005cb505" style:font-size-asian="9pt" style:font-weight-asian="normal" style:font-name-complex="Century Gothic" style:font-size-complex="9pt"/>
    </style:style>
    <style:style style:name="T17" style:family="text">
      <style:text-properties style:font-name="Calibri1" fo:font-size="9pt" fo:font-weight="normal" officeooo:rsid="0066f08e" style:font-size-asian="9pt" style:font-weight-asian="normal" style:font-name-complex="Century Gothic" style:font-size-complex="9pt" style:font-weight-complex="bold"/>
    </style:style>
    <style:style style:name="T18" style:family="text">
      <style:text-properties style:font-name="Calibri1" fo:font-size="9pt" fo:font-weight="normal" officeooo:rsid="0074dcf1" style:font-size-asian="9pt" style:font-weight-asian="normal" style:font-name-complex="Century Gothic" style:font-size-complex="9pt" style:font-weight-complex="bold"/>
    </style:style>
    <style:style style:name="T19" style:family="text">
      <style:text-properties style:font-name="Calibri1" fo:font-size="9pt" fo:font-weight="normal" officeooo:rsid="005cb505" style:font-size-asian="9pt" style:font-weight-asian="normal" style:font-name-complex="Century Gothic" style:font-size-complex="9pt" style:font-weight-complex="bold"/>
    </style:style>
    <style:style style:name="T20" style:family="text">
      <style:text-properties style:font-name="Calibri1" fo:font-size="9pt" fo:font-weight="normal" officeooo:rsid="006b07dc" style:font-size-asian="9pt" style:font-weight-asian="normal" style:font-name-complex="Century Gothic" style:font-size-complex="9pt" style:font-weight-complex="bold"/>
    </style:style>
    <style:style style:name="T21" style:family="text">
      <style:text-properties style:font-name="Calibri1" fo:font-size="9pt" fo:font-weight="normal" officeooo:rsid="005e51dc" style:font-size-asian="9pt" style:font-weight-asian="normal" style:font-name-complex="Century Gothic" style:font-size-complex="9pt" style:font-weight-complex="bold"/>
    </style:style>
    <style:style style:name="T22" style:family="text">
      <style:text-properties style:font-name="Calibri1" fo:font-size="9pt" fo:font-weight="normal" officeooo:rsid="0060a51b" style:font-size-asian="9pt" style:font-weight-asian="normal" style:font-name-complex="Century Gothic" style:font-size-complex="9pt" style:font-weight-complex="bold"/>
    </style:style>
    <style:style style:name="T23" style:family="text">
      <style:text-properties style:font-name="Calibri1" fo:font-size="9pt" fo:font-weight="normal" officeooo:rsid="004b8706" style:font-size-asian="9pt" style:font-weight-asian="normal" style:font-name-complex="Century Gothic" style:font-size-complex="9pt"/>
    </style:style>
    <style:style style:name="T24" style:family="text">
      <style:text-properties style:font-name="Calibri1" fo:font-size="9pt" fo:font-weight="normal" officeooo:rsid="004c42a6" style:font-size-asian="9pt" style:font-weight-asian="normal" style:font-name-complex="Century Gothic" style:font-size-complex="9pt"/>
    </style:style>
    <style:style style:name="T25" style:family="text">
      <style:text-properties style:font-name="Calibri1" fo:font-size="9pt" fo:font-weight="bold" officeooo:rsid="001f6532" style:font-size-asian="9pt" style:font-weight-asian="bold" style:font-name-complex="Century Gothic" style:font-size-complex="9pt" style:font-weight-complex="bold"/>
    </style:style>
    <style:style style:name="T26" style:family="text">
      <style:text-properties style:font-name="Calibri1" fo:font-size="9pt" fo:font-weight="bold" officeooo:rsid="005cb505" style:font-size-asian="9pt" style:font-weight-asian="bold" style:font-name-complex="Century Gothic" style:font-size-complex="9pt" style:font-weight-complex="bold"/>
    </style:style>
    <style:style style:name="T27" style:family="text">
      <style:text-properties style:font-name="Calibri1" fo:font-size="9pt" fo:font-style="italic" fo:font-weight="normal" officeooo:rsid="004b8706" style:font-size-asian="9pt" style:font-style-asian="italic" style:font-weight-asian="normal" style:font-name-complex="Century Gothic" style:font-size-complex="9pt" style:font-style-complex="italic"/>
    </style:style>
    <style:style style:name="T28" style:family="text">
      <style:text-properties officeooo:rsid="0029b489"/>
    </style:style>
    <style:style style:name="T29" style:family="text">
      <style:text-properties officeooo:rsid="002de46c"/>
    </style:style>
    <style:style style:name="T30" style:family="text">
      <style:text-properties officeooo:rsid="003359b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0b526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66184" style:font-weight-asian="bold" style:font-weight-complex="bold"/>
    </style:style>
    <style:style style:name="T36" style:family="text">
      <style:text-properties fo:font-weight="bold" officeooo:rsid="00995cad" style:font-weight-asian="bold" style:font-weight-complex="bold"/>
    </style:style>
    <style:style style:name="T37" style:family="text">
      <style:text-properties fo:font-weight="bold" officeooo:rsid="00a7a4ac" style:font-weight-asian="bold" style:font-weight-complex="bold"/>
    </style:style>
    <style:style style:name="T38" style:family="text">
      <style:text-properties fo:font-weight="bold" officeooo:rsid="007500bc" style:font-weight-asian="bold" style:font-weight-complex="bold"/>
    </style:style>
    <style:style style:name="T39" style:family="text">
      <style:text-properties fo:font-weight="bold" officeooo:rsid="00830924" style:font-weight-asian="bold" style:font-weight-complex="bold"/>
    </style:style>
    <style:style style:name="T40" style:family="text">
      <style:text-properties fo:font-weight="bold" officeooo:rsid="0022f94d" style:font-weight-asian="bold"/>
    </style:style>
    <style:style style:name="T41" style:family="text">
      <style:text-properties fo:font-weight="bold" style:font-name-asian="Noto Sans CJK KR Regular" style:font-weight-asian="bold" style:font-name-complex="Noto Sans CJK KR Regular" style:font-weight-complex="bold"/>
    </style:style>
    <style:style style:name="T42" style:family="text">
      <style:text-properties fo:font-weight="bold" officeooo:rsid="0089b553" style:font-name-asian="Noto Sans CJK KR Regular" style:font-weight-asian="bold" style:font-name-complex="Noto Sans CJK KR Regular" style:font-weight-complex="bold"/>
    </style:style>
    <style:style style:name="T43" style:family="text">
      <style:text-properties fo:font-weight="bold" officeooo:rsid="0089e6cc" style:font-name-asian="Noto Sans CJK KR Regular" style:font-weight-asian="bold" style:font-name-complex="Noto Sans CJK KR Regular" style:font-weight-complex="bold"/>
    </style:style>
    <style:style style:name="T44" style:family="text">
      <style:text-properties fo:font-weight="bold" officeooo:rsid="008aec41" style:font-name-asian="Noto Sans CJK KR Regular" style:font-weight-asian="bold" style:font-name-complex="Noto Sans CJK KR Regular" style:font-weight-complex="bold"/>
    </style:style>
    <style:style style:name="T45" style:family="text">
      <style:text-properties fo:font-weight="bold" officeooo:rsid="00942bc2" style:font-name-asian="Noto Sans CJK KR Regular" style:font-weight-asian="bold" style:font-name-complex="Noto Sans CJK KR Regular" style:font-weight-complex="bold"/>
    </style:style>
    <style:style style:name="T46" style:family="text">
      <style:text-properties fo:font-weight="bold" officeooo:rsid="00830924" style:font-name-asian="Noto Sans CJK KR Regular" style:font-weight-asian="bold" style:font-name-complex="Noto Sans CJK KR Regular" style:font-weight-complex="bold"/>
    </style:style>
    <style:style style:name="T47" style:family="text">
      <style:text-properties fo:font-weight="bold" officeooo:rsid="007500bc" style:font-name-asian="Noto Sans CJK KR Regular" style:font-weight-asian="bold" style:font-name-complex="Noto Sans CJK KR Regular" style:font-weight-complex="bold"/>
    </style:style>
    <style:style style:name="T48" style:family="text">
      <style:text-properties fo:font-weight="bold" officeooo:rsid="00a9ba25" style:font-name-asian="Noto Sans CJK KR Regular" style:font-weight-asian="bold" style:font-name-complex="Noto Sans CJK KR Regular" style:font-weight-complex="bold"/>
    </style:style>
    <style:style style:name="T49" style:family="text">
      <style:text-properties style:font-name-asian="Noto Sans CJK KR Regular" style:font-name-complex="Noto Sans CJK KR Regular"/>
    </style:style>
    <style:style style:name="T50" style:family="text">
      <style:text-properties officeooo:rsid="00830924" style:font-name-asian="Noto Sans CJK KR Regular" style:font-name-complex="Noto Sans CJK KR Regular"/>
    </style:style>
    <style:style style:name="T51" style:family="text">
      <style:text-properties officeooo:rsid="0026618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20">Alessandro Léo Kuntze</text:p>
                </table:table-cell>
                <table:table-cell table:style-name="Tabela2.A1" office:value-type="string">
                  <text:p text:style-name="P4"><text:span text:style-name="T2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2" office:value-type="string">
                  <text:p text:style-name="P13">Rua Nove de Março, 783, Apto. <text:span text:style-name="T28">54</text:span></text:p>
                  <text:p text:style-name="P13">Centro – Joinville – Santa Catarina</text:p>
                  <text:p text:style-name="P13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3" office:value-type="string">
                  <text:p text:style-name="P29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29">(</text:span>47) <text:span text:style-name="T30">9</text:span>9681-3833 Cel. TIM <text:s/></text:p>
                  <text:p text:style-name="P14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1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28"/>
                      </table:table-cell>
                      <table:table-cell table:style-name="Tabela5.A1" office:value-type="string">
                        <text:p text:style-name="P27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31"/>
                      </table:table-cell>
                      <table:table-cell table:style-name="Tabela5.A2" office:value-type="string">
                        <text:p text:style-name="P30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8"/>
                      </table:table-cell>
                      <table:table-cell table:style-name="Tabela5.A1" office:value-type="string">
                        <text:p text:style-name="P27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FORMAÇÃ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8"/>
            <text:p text:style-name="P1"><text:span text:style-name="T3">Área Profissional:</text:span><text:span text:style-name="T4"> <text:tab/>Tecnologia</text:span></text:p>
            <text:p text:style-name="P1"><text:span text:style-name="T3">Habilitação:</text:span><text:span text:style-name="T4"><text:tab/><text:tab/></text:span><text:span text:style-name="T5">Tecnólogo em Análise e Desenvolvimento de sistemas</text:span>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FORMAÇÃO EDUCACIONAL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2"/>
            <text:p text:style-name="P22">Ensino Superior</text:p>
            <text:p text:style-name="P22"/>
            <text:p text:style-name="P25"><text:span text:style-name="T32">Junho</text:span>/201<text:span text:style-name="T32">9</text:span> - UNINTER - <text:span text:style-name="T31">Centro Universitário Internacional</text:span></text:p>
            <text:p text:style-name="P26">Curso Superior de Tecnologia em Análise e Desenvolvimento de Sistemas</text:p>
            <text:p text:style-name="P23">Titulação: <text:span text:style-name="T6">Tecnólogo em Análise e Desenvolvimento de Sistemas</text:span></text:p>
            <text:p text:style-name="P23"/>
            <text:p text:style-name="P22">Ensino Médio </text:p>
            <text:p text:style-name="P21">Colégio Coração de Jesus - Florianópolis/SC</text:p>
            <text:p text:style-name="P2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OBJETIV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4"/>
            <text:p text:style-name="P35">Área de desenvolvimento web.</text:p>
            <text:p text:style-name="P36"/>
          </table:table-cell>
        </table:table-row>
        <table:table-row table:style-name="Tabela1.1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EXPERIÊNCI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B2" office:value-type="string">
            <text:p text:style-name="P3"><text:span text:style-name="Posição"><text:span text:style-name="T26">2007- Até o momento. - Orto Kuntze Laboratório de Prótese Odontológica.</text:span></text:span></text:p>
            <text:p text:style-name="P3"><text:span text:style-name="Posição"><text:span text:style-name="T15"><text:tab/></text:span></text:span><text:span text:style-name="Posição"><text:span text:style-name="T16">Sócio proprietário do laboratório de prótese odontológica Orto Kuntze.</text:span></text:span></text:p>
            <text:list xml:id="list541362268" text:style-name="L1">
              <text:list-item>
                <text:list>
                  <text:list-item>
                    <text:p text:style-name="P37"><text:span text:style-name="Posição"><text:span text:style-name="T17">A</text:span></text:span><text:span text:style-name="Posição"><text:span text:style-name="T18">rquitetura, a</text:span></text:span><text:span text:style-name="Posição"><text:span text:style-name="T17">nálise e desenvolvimento do ERP </text:span></text:span><text:span text:style-name="Posição"><text:span text:style-name="T19">para o </text:span></text:span><text:span text:style-name="Posição"><text:span text:style-name="T17">laboratório</text:span></text:span><text:span text:style-name="Posição"><text:span text:style-name="T19">. 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7"><text:span text:style-name="Posição"><text:span text:style-name="T19"><text:s/>PHP 7.4, banco de dados MySQL/MariaDB, rodando em s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 no sistema operacional Linux Kubuntu 16.04. </text:span></text:span><text:span text:style-name="Posição"><text:span text:style-name="T22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Posição"><text:span text:style-name="T22"/></text:span></text:p>
            <text:p text:style-name="P1"><text:span text:style-name="Posição"><text:span text:style-name="T25">2002-2006 – KM Education (Florianópolis): </text:span></text:span></text:p>
            <text:p text:style-name="P1"><text:span text:style-name="Posição"><text:span text:style-name="T15"><text:tab/>Programador; Desenvolvendo tecnologias para ambientes corporativos, utilizando a linguagem PHP com acesso a banco de dados (MySQL, Oracle, Postgree). </text:span></text:span></text:p>
            <text:list xml:id="list125217990622937" text:continue-numbering="true" text:style-name="L1">
              <text:list-item>
                <text:list>
                  <text:list-item>
                    <text:p text:style-name="P38"><text:span text:style-name="Posição"><text:span text:style-name="T23">Um dos principais trabalhos </text:span></text:span><text:span text:style-name="Posição"><text:span text:style-name="T24">foi</text:span></text:span><text:span text:style-name="Posição"><text:span text:style-name="T23"> o desenvolvimento do Ambiente Virtual de Aprendizagem para o Ministério das Cidades no projeto “</text:span></text:span><text:span text:style-name="Posição"><text:span text:style-name="T27">Capacitação em Mapeamento e <text:s/>Gerenciamento de Risco</text:span></text:span><text:span text:style-name="Posição"><text:span text:style-name="T23">”.</text:span></text:span></text:p>
                  </text:list-item>
                </text:list>
              </text:list-item>
            </text:list>
            <text:p text:style-name="P7"><text:span text:style-name="Posição"><text:span text:style-name="T23"/></text:span></text:p>
            <text:p text:style-name="P1"><text:span text:style-name="Posição"><text:span text:style-name="T25">2002 – EDS do Brasil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Desenvolvimento de sistema de ERP, baseado na linguagem ASP com banco de dados Oracle.</text:span></text:span></text:p>
            <text:p text:style-name="P1"><text:span text:style-name="Posição"><text:span text:style-name="T15"><text:tab/>Desenvolvimento de um ERP da empresa GM em ASP com banco de dados Oracle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2000-2002 – Gincana Premiada Entretenimentos Ltda.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1"><text:span text:style-name="Posição"><text:span text:style-name="T15"><text:tab/>Desenvolvimento do ERP da empresa em Delphi.</text:span></text:span></text:p>
            <text:p text:style-name="P1"><text:span text:style-name="Posição"><text:span text:style-name="T15"><text:tab/>Primeiros contatos com a linguagem WEB ASP e banco de dados MS SQL Server 2000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999-2000 – Back Comunicações LTDA. (Florianópolis): </text:span></text:span></text:p>
            <text:p text:style-name="P1"><text:span text:style-name="Posição"><text:span text:style-name="T15"><text:tab/>Programador; Empresa voltada a divulgação das principais empresas catarinenses, nas <text:s/>mídias impressa e virtual(CD-Rom e internet).</text:span></text:span></text:p>
            <text:p text:style-name="P1"><text:span text:style-name="Posição"><text:span text:style-name="T15"><text:tab/>Desenvolvimento em Delphi da lista telefônica em CD</text:span></text:span></text:p>
            <text:p text:style-name="P1"><text:span text:style-name="Posição"><text:span text:style-name="T15"><text:tab/>Desenvolvimento de software para geração de página HTML com dados financeiros das prefeituras de SC.</text:span></text:span></text:p>
            <text:p text:style-name="P1"><text:soft-page-break/><text:span text:style-name="Posição"><text:span text:style-name="T25">1997 - 1998 - Estagio Prefeitura Municipal de São José /SC</text:span></text:span></text:p>
            <text:p text:style-name="P1"><text:span text:style-name="Posição"><text:span text:style-name="T15"><text:tab/>GAPLAN - Gabinete de Planejamento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03/06/96 - 02/12/96 - TELESC - Telecomunicações de Santa Catarina S/A</text:span></text:span></text:p>
            <text:p text:style-name="P1"><text:span text:style-name="Posição"><text:span text:style-name="T15"><text:tab/>Estágio de seis meses.</text:span></text:span></text:p>
            <text:p text:style-name="P1"><text:span text:style-name="Posição"><text:span text:style-name="T15"><text:tab/>Desenvolvimento de um software para cadastro do patrimônio de hardware da empresa. Esse software foi desenvolvido em Delphi 2.0 e banco de dados Paradox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5/05/95 - 25/08/95 - Estágio - Magnum Comércio e Serviços em Informática</text:span></text:span></text:p>
            <text:p text:style-name="P1"><text:span text:style-name="Posição"><text:span text:style-name="T15"><text:tab/>Estágio de três meses. </text:span></text:span></text:p>
            <text:p text:style-name="P1"><text:span text:style-name="Posição"><text:span text:style-name="T15"><text:tab/>Suporte e montagem de hardware.</text:span></text:span></text:p>
            <text:p text:style-name="P1"><text:span text:style-name="Posição"><text:span text:style-name="T15"><text:tab/>Noções de rede Novell.</text:span></text:span></text:p>
            <text:p text:style-name="P1"><text:span text:style-name="Posição"><text:span text:style-name="T15"><text:tab/>Cabeamento de rede.</text:span></text:span></text:p>
            <text:p text:style-name="P16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LICENÇAS E CERTIFICADOS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B2" office:value-type="string">
            <text:list xml:id="list2541183910" text:style-name="L2">
              <text:list-header>
                <text:p text:style-name="P39"/>
              </text:list-header>
              <text:list-item>
                <text:p text:style-name="P50">Curso <text:span text:style-name="T35">“</text:span><text:span text:style-name="T36"> Curso Rápido de Integração Contínua com o GitLab</text:span><text:span text:style-name="T35">”</text:span><text:span text:style-name="T51"> - </text:span><text:span text:style-name="T37">UDEMY</text:span><text:span text:style-name="T51"> (19/12/2021 – Carga horária de 1 hora)</text:span> </text:p>
              </text:list-item>
              <text:list-item>
                <text:p text:style-name="P42"><text:span text:style-name="T51">Curso </text:span><text:span text:style-name="T35">“</text:span><text:span text:style-name="T36">Ambiente Local com Docker</text:span><text:span text:style-name="T35">”</text:span><text:span text:style-name="T51"> - </text:span><text:span text:style-name="T35">UpInside</text:span><text:span text:style-name="T51"> (27/09/2021 – Carga horária de 10 horas)</text:span></text:p>
              </text:list-item>
              <text:list-item>
                <text:p text:style-name="P42"><text:span text:style-name="T51">Curso </text:span><text:span text:style-name="T35">“Git Workflow”</text:span><text:span text:style-name="T51"> - </text:span><text:span text:style-name="T35">UpInside</text:span><text:span text:style-name="T51"> (30/05/2021 – Carga horária de 15 horas)</text:span></text:p>
              </text:list-item>
              <text:list-item>
                <text:p text:style-name="P43"><text:span text:style-name="T51">Curso </text:span><text:span text:style-name="T35">“Composer na Prática”</text:span><text:span text:style-name="T51"> - </text:span><text:span text:style-name="T35">UpInside</text:span><text:span text:style-name="T51"> (10/05/2021 – Carga horária de 10 horas)</text:span></text:p>
              </text:list-item>
              <text:list-item>
                <text:p text:style-name="P44"><text:span text:style-name="T51">Curso </text:span><text:span text:style-name="T35">“DevTools Essentials”</text:span><text:span text:style-name="T51"> - </text:span><text:span text:style-name="T35">UpInside</text:span><text:span text:style-name="T51"> (27/03/2021 – Carga horária de 15 horas)</text:span></text:p>
              </text:list-item>
              <text:list-item>
                <text:p text:style-name="P45"><text:span text:style-name="T51">Curso </text:span><text:span text:style-name="T35">“Curso Completo de Expressões Regulares”</text:span><text:span text:style-name="T51"> - </text:span><text:span text:style-name="T35">UDEMY</text:span><text:span text:style-name="T51"> (01/03/2021 – Carga horária de 3,5 horas)</text:span></text:p>
              </text:list-item>
              <text:list-item>
                <text:p text:style-name="P46"><text:span text:style-name="T51">C</text:span>urso <text:span text:style-name="T34">“Aprendendo terminal Linux pondo a mão na massa!”</text:span> - <text:span text:style-name="T34">UDEMY</text:span> (21/06/2019 – Carga horária de 2,5 horas)</text:p>
              </text:list-item>
              <text:list-item>
                <text:p text:style-name="P47"><text:span text:style-name="T51">C</text:span>urso <text:span text:style-name="T34">“ShellScript do Iniciante ao Avançado”</text:span> – <text:span text:style-name="T34">UDEMY</text:span> (16/06/2019 – Carga horária de 4,5 horas)</text:p>
              </text:list-item>
              <text:list-item>
                <text:p text:style-name="P48"><text:span text:style-name="T51">Curso </text:span><text:span text:style-name="T35">“Introdução a Linguagem Pyton”</text:span><text:span text:style-name="T51"> – Curso gratuito pela </text:span><text:span text:style-name="T35">UDEMY</text:span><text:span text:style-name="T51"> (19/05/2019 – Carga horária de 2 horas);</text:span></text:p>
              </text:list-item>
              <text:list-item>
                <text:p text:style-name="P49">Curso <text:span text:style-name="T34">“Oracle 10G”</text:span> – <text:span text:style-name="T34">Instituto Politécnico de Ensino a Distância IPED</text:span> (15/06/2014 – 14/07/2014 – Carga horária 100 horas);</text:p>
              </text:list-item>
            </text:list>
            <text:p text:style-name="P24"/>
            <text:list xml:id="list84539023" text:style-name="L3">
              <text:list-item>
                <text:p text:style-name="P51"><text:span text:style-name="T10">V</text:span><text:span text:style-name="T9">enho me atualizando através de graduação finalizada em 2019 e cursos on-line na Udemy Academy </text:span><text:span text:style-name="T11">e UpInside Treinamentos</text:span><text:span text:style-name="T9">.</text:span></text:p>
              </text:list-item>
            </text:list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ATIVIDADES ADICIONAI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3"/>
            <text:list xml:id="list1962490140" text:style-name="WWNum1">
              <text:list-item>
                <text:p text:style-name="P69"><text:span text:style-name="T40">Desenvolvimento de módulos administrativos para o gerenciamento de sites</text:span><text:span text:style-name="T33">.</text:span></text:p>
              </text:list-item>
              <text:list-item>
                <text:p text:style-name="P70">Construção e manutenção de banco de dados.</text:p>
              </text:list-item>
              <text:list-item>
                <text:p text:style-name="P69"><text:span text:style-name="T40">Desenvolvimento de sistema de mala direta para envio de e-mails promocionais</text:span><text:span text:style-name="T33">.</text:span></text:p>
              </text:list-item>
            </text:list>
            <text:p text:style-name="P33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OUTRAS INFORMAÇÕE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list xml:id="list2366923200" text:style-name="L4">
              <text:list-header>
                <text:p text:style-name="P40"/>
              </text:list-header>
              <text:list-item>
                <text:p text:style-name="P52"><text:span text:style-name="T12">Sistema Operacional </text:span><text:span text:style-name="T13">LINUX </text:span><text:span text:style-name="T7">.</text:span></text:p>
              </text:list-item>
              <text:list-item>
                <text:p text:style-name="P53"><text:span text:style-name="T9">V</text:span><text:span text:style-name="T8">oluntário ADRA Internacional </text:span><text:span text:style-name="T14">.</text:span></text:p>
                <text:p text:style-name="P41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9">CONHECIMENTO</text:p>
          </table:table-cell>
        </table:table-row>
        <table:table-row table:style-name="Tabela1.1">
          <table:table-cell table:style-name="Tabela1.A1" office:value-type="string">
            <text:p text:style-name="P1"/>
            <text:p text:style-name="P1"/>
          </table:table-cell>
          <table:table-cell table:style-name="Tabela1.B2" office:value-type="string"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32"/>
                  <text:list xml:id="list397502300" text:style-name="L5">
                    <text:list-item>
                      <text:p text:style-name="P54"><text:span text:style-name="T45">Linux (Ubuntu, Mint, Debian)</text:span><text:span text:style-name="T50"><text:tab/>★★★☆☆</text:span></text:p>
                    </text:list-item>
                    <text:list-item>
                      <text:p text:style-name="P66"><text:span text:style-name="T45">Microsoft Windows</text:span><text:span text:style-name="T50"><text:tab/><text:tab/>★★★☆☆ </text:span></text:p>
                    </text:list-item>
                    <text:list-item>
                      <text:p text:style-name="P54"><text:span text:style-name="T44">HTML5<text:tab/><text:tab/><text:tab/><text:tab/></text:span><text:span text:style-name="T46">★★★☆☆</text:span></text:p>
                    </text:list-item>
                    <text:list-item>
                      <text:p text:style-name="P54"><text:span text:style-name="T44">CSS3<text:tab/></text:span><text:span text:style-name="T50"><text:tab/><text:tab/><text:tab/>★★★☆☆</text:span></text:p>
                    </text:list-item>
                    <text:list-item>
                      <text:p text:style-name="P54"><text:span text:style-name="T46">Jquery</text:span><text:span text:style-name="T50"><text:tab/><text:tab/><text:tab/><text:tab/>★★☆☆☆</text:span></text:p>
                    </text:list-item>
                    <text:list-item>
                      <text:p text:style-name="P63">Bootstrap<text:tab/><text:tab/><text:tab/>★★☆☆☆</text:p>
                    </text:list-item>
                    <text:list-item>
                      <text:p text:style-name="P55"><text:span text:style-name="T42">Composer</text:span><text:span text:style-name="T49"><text:tab/><text:tab/><text:tab/></text:span><text:span text:style-name="T50">★★☆☆☆</text:span></text:p>
                    </text:list-item>
                    <text:list-item>
                      <text:p text:style-name="P61"><text:span text:style-name="T46">D</text:span><text:span text:style-name="T41">ocker</text:span><text:span text:style-name="T49"><text:tab/><text:tab/><text:tab/><text:tab/></text:span><text:span text:style-name="T50">★★☆☆☆</text:span></text:p>
                    </text:list-item>
                    <text:list-item>
                      <text:p text:style-name="P56"><text:span text:style-name="T43">Git/GitHub</text:span><text:span text:style-name="T49"><text:tab/><text:tab/><text:tab/></text:span><text:span text:style-name="T50">★★☆☆☆</text:span></text:p>
                    </text:list-item>
                    <text:list-item>
                      <text:p text:style-name="P57"><text:span text:style-name="T44">Apache 2.2<text:tab/><text:tab/><text:tab/></text:span><text:span text:style-name="T46">★★★★☆</text:span></text:p>
                    </text:list-item>
                    <text:list-item>
                      <text:p text:style-name="P57"><text:span text:style-name="T41">PHP 5.*</text:span><text:span text:style-name="T46"><text:tab/><text:tab/><text:tab/><text:tab/>★★★★☆</text:span></text:p>
                    </text:list-item>
                    <text:list-item>
                      <text:p text:style-name="P57"><text:span text:style-name="T41">PHP 7.*</text:span><text:span text:style-name="T46"><text:tab/><text:tab/><text:tab/><text:tab/>★★★★☆</text:span></text:p>
                    </text:list-item>
                    <text:list-item>
                      <text:p text:style-name="P64">SQL Server<text:tab/><text:tab/><text:tab/>★★★☆☆</text:p>
                    </text:list-item>
                    <text:list-item>
                      <text:p text:style-name="P56"><text:span text:style-name="T41">Oracle 8 e 9</text:span><text:span text:style-name="T46"><text:tab/><text:tab/><text:tab/>★★★☆☆</text:span></text:p>
                    </text:list-item>
                    <text:list-item>
                      <text:p text:style-name="P56"><text:span text:style-name="T41">MySQL/MariaDB<text:tab/><text:tab/><text:tab/></text:span><text:span text:style-name="T46">★★★☆☆</text:span></text:p>
                    </text:list-item>
                    <text:list-item>
                      <text:p text:style-name="P64">PostgreSQL<text:tab/><text:tab/><text:tab/>★★★☆☆</text:p>
                    </text:list-item>
                    <text:list-item>
                      <text:p text:style-name="P58"><text:span text:style-name="T47">Microsoft ASP<text:tab/><text:tab/><text:tab/></text:span><text:span text:style-name="T46">★★★☆☆</text:span></text:p>
                      <text:p text:style-name="P64"/>
                    </text:list-item>
                  </text:list>
                </table:table-cell>
                <table:table-cell table:style-name="Tabela3.A1" office:value-type="string">
                  <text:p text:style-name="P67"><text:span text:style-name="T45"/></text:p>
                  <text:list xml:id="list125218105816751" text:continue-numbering="true" text:style-name="L5">
                    <text:list-item>
                      <text:p text:style-name="P60"><text:span text:style-name="T48">GitLab</text:span><text:span text:style-name="T50"><text:tab/><text:tab/><text:tab/><text:tab/>★★☆☆☆</text:span></text:p>
                    </text:list-item>
                  </text:list>
                  <text:p text:style-name="P68"><text:span text:style-name="T46"/></text:p>
                </table:table-cell>
              </table:table-row>
            </table:table>
            <text:p text:style-name="P9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1-12-29T12:52:16.743482818</dc:date>
    <meta:editing-cycles>182</meta:editing-cycles>
    <meta:editing-duration>PT14H22M47S</meta:editing-duration>
    <meta:generator>LibreOffice/6.2.8.2$Linux_X86_64 LibreOffice_project/20$Build-2</meta:generator>
    <meta:document-statistic meta:table-count="4" meta:image-count="4" meta:object-count="0" meta:page-count="2" meta:paragraph-count="90" meta:word-count="716" meta:character-count="4863" meta:non-whitespace-character-count="4179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